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text-indent="0.4917in" style:auto-text-indent="false"/>
      <style:text-properties style:font-name="Times New Roman" style:font-name-complex="Times New Roman1"/>
    </style:style>
    <style:style style:name="P3" style:family="paragraph" style:parent-style-name="Standard">
      <style:paragraph-properties fo:text-indent="0.4917in" style:auto-text-indent="false"/>
    </style:style>
    <style:style style:name="P4" style:family="paragraph" style:parent-style-name="Text_20_body" style:list-style-name="L1"/>
    <style:style style:name="T1" style:family="text">
      <style:text-properties style:font-name="Times New Roman" style:font-name-complex="Times New Roman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 loext:marker-style-name="T1"><text:span text:style-name="T1"/></text:p>
      <text:h text:style-name="Heading_20_3" text:outline-level="3">CIFAR-10 e CIFAR-100</text:h>
      <text:p text:style-name="Text_20_body">Os conjuntos de dados <text:span text:style-name="Strong_20_Emphasis">CIFAR-10</text:span> e <text:span text:style-name="Strong_20_Emphasis">CIFAR-100</text:span> (Canadian Institute for Advanced Research) constituem dois dos recursos mais amplamente utilizados no domínio da visão por computador, particularmente em tarefas de <text:span text:style-name="Strong_20_Emphasis">classificação de imagens</text:span>. Ambos foram desenvolvidos por investigadores da Universidade de Toronto — nomeadamente Alex Krizhevsky e Geoffrey Hinton — com o objectivo de disponibilizar bases de dados <text:span text:style-name="Strong_20_Emphasis">padronizadas, acessíveis e suficientemente desafiantes</text:span> para o treino e avaliação de algoritmos de <text:span text:style-name="Strong_20_Emphasis">aprendizagem profunda</text:span>, especialmente redes neuronais convolucionais (Krizhevsky &amp; Hinton, 2009). Estes datasets derivam do conjunto mais abrangente <text:span text:style-name="Emphasis">Tiny Images</text:span>, desenvolvido no MIT (Torralba et al., 2008).</text:p>
      <text:p text:style-name="Text_20_body">Tanto o CIFAR-10 como o CIFAR-100 são compostos por um total de <text:span text:style-name="Strong_20_Emphasis">60 000 imagens a cores</text:span>, com resolução de <text:span text:style-name="Strong_20_Emphasis">32×32 píxeis</text:span>, no formato <text:span text:style-name="Strong_20_Emphasis">RGB</text:span> (três canais: vermelho, verde e azul). A resolução reduzida permite uma utilização eficiente em contextos computacionalmente limitados, sem comprometer a diversidade visual dos dados. Em ambos os casos, os dados estão organizados em dois subconjuntos: <text:span text:style-name="Strong_20_Emphasis">50 000 imagens para treino</text:span> e <text:span text:style-name="Strong_20_Emphasis">10 000 para teste</text:span>, garantindo assim uma separação clara entre os dados utilizados na fase de aprendizagem e aqueles reservados para avaliação.</text:p>
      <text:p text:style-name="Text_20_body">A principal diferença entre os dois conjuntos reside na <text:span text:style-name="Strong_20_Emphasis">granularidade e complexidade da classificação</text:span>:</text:p>
      <text:list text:style-name="L1">
        <text:list-item>
          <text:p text:style-name="P4">O <text:span text:style-name="Strong_20_Emphasis">CIFAR-10</text:span> inclui <text:span text:style-name="Strong_20_Emphasis">10 classes</text:span> distintas, com <text:span text:style-name="Strong_20_Emphasis">6 000 imagens por classe</text:span>. As categorias são amplas e bem definidas, abrangendo objectos como <text:span text:style-name="Emphasis">avião</text:span>, <text:span text:style-name="Emphasis">automóvel</text:span>, <text:span text:style-name="Emphasis">ave</text:span>, <text:span text:style-name="Emphasis">gato</text:span>, <text:span text:style-name="Emphasis">veado</text:span>, <text:span text:style-name="Emphasis">cão</text:span>, <text:span text:style-name="Emphasis">sapo</text:span>, <text:span text:style-name="Emphasis">cavalo</text:span>, <text:span text:style-name="Emphasis">navio</text:span> e <text:span text:style-name="Emphasis">camião</text:span>. A distribuição equilibrada entre classes evita problemas de desequilíbrio, facilitando a comparação directa do desempenho entre diferentes modelos.</text:p>
        </text:list-item>
        <text:list-item>
          <text:p text:style-name="P4">Por sua vez, o <text:span text:style-name="Strong_20_Emphasis">CIFAR-100</text:span> apresenta uma estrutura significativamente mais detalhada, com <text:span text:style-name="Strong_20_Emphasis">100 classes</text:span>, cada uma contendo <text:span text:style-name="Strong_20_Emphasis">600 imagens</text:span>. Estas estão organizadas em <text:span text:style-name="Strong_20_Emphasis">20 superclasses</text:span>, que agrupam categorias semanticamente relacionadas, como <text:span text:style-name="Emphasis">veículos</text:span>, <text:span text:style-name="Emphasis">animais</text:span>, <text:span text:style-name="Emphasis">instrumentos</text:span> ou <text:span text:style-name="Emphasis">plantas</text:span>. Esta <text:soft-page-break/>organização hierárquica introduz um maior grau de complexidade, tornando o CIFAR-100 particularmente adequado à avaliação de modelos com maior capacidade discriminativa (Krizhevsky &amp; Hinton, 2009).</text:p>
        </text:list-item>
      </text:list>
      <text:p text:style-name="Text_20_body">Ambos os datasets são compatíveis com bibliotecas modernas de aprendizagem automática, como TensorFlow e PyTorch, sendo frequentemente utilizados como benchmarks em investigação académica e desenvolvimento de novas arquitecturas de redes neuronais.</text:p>
      <text:p text:style-name="Horizontal_20_Line"/>
      <text:h text:style-name="Heading_20_3" text:outline-level="3">Referências</text:h>
      <text:p text:style-name="Text_20_body">Krizhevsky, A., &amp; Hinton, G. (2009). <text:span text:style-name="Emphasis">Learning multiple layers of features from tiny images</text:span>. University of Toronto.<text:line-break/>Disponível em: <text:a xlink:type="simple" xlink:href="http://www.cs.toronto.edu/~kriz/learning-features-2009-TR.pdf" text:style-name="Internet_20_link" text:visited-style-name="Visited_20_Internet_20_Link">http://www.cs.toronto.edu/~kriz/learning-features-2009-TR.pdf</text:a></text:p>
      <text:p text:style-name="Text_20_body">Torralba, A., Fergus, R., &amp; Freeman, W. T. (2008). <text:span text:style-name="Emphasis">80 million tiny images: A large dataset for nonparametric object and scene recognition</text:span>. IEEE Transactions on Pattern Analysis and Machine Intelligence, 30(11), 1958–1970. <text:a xlink:type="simple" xlink:href="https://doi.org/10.1109/TPAMI.2008.128" text:style-name="Internet_20_link" text:visited-style-name="Visited_20_Internet_20_Link">https://doi.org/10.1109/TPAMI.2008.128</text:a></text:p>
      <text:p text:style-name="Horizontal_20_Line"/>
      <text:p text:style-name="Text_20_body"/>
      <text:p text:style-name="P1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PT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pt" fo:country="PT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te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te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te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áte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áte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áte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áte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áte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áte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áte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áte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aráte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aráte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ítulo_20_1_20_Caráter" style:display-name="Título 1 Caráte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áter" style:display-name="Título 2 Caráte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ter" style:display-name="Título 3 Caráte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áter" style:display-name="Título 4 Caráte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áter" style:display-name="Título 5 Caráte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áter" style:display-name="Título 6 Caráte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áter" style:display-name="Título 7 Caráte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áter" style:display-name="Título 8 Caráte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áter" style:display-name="Título 9 Caráte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áter" style:display-name="Título Caráte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áter" style:display-name="Subtítulo Caráte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aráter" style:display-name="Citação Caráte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aráter" style:display-name="Citação Intensa Caráte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uno Goncalo Oliveira Azevedo</meta:initial-creator>
    <meta:editing-cycles>4</meta:editing-cycles>
    <meta:creation-date>2025-05-15T20:30:00</meta:creation-date>
    <dc:date>2025-05-16T18:33:19.864589803</dc:date>
    <meta:editing-duration>PT1H4M36S</meta:editing-duration>
    <meta:generator>LibreOffice/24.2.7.2$Linux_X86_64 LibreOffice_project/420$Build-2</meta:generator>
    <meta:document-statistic meta:table-count="0" meta:image-count="0" meta:object-count="0" meta:page-count="2" meta:paragraph-count="10" meta:word-count="400" meta:character-count="2934" meta:non-whitespace-character-count="2545"/>
    <meta:user-defined meta:name="AppVersion">16.0000</meta:user-defined>
    <meta:template xlink:type="simple" xlink:actuate="onRequest" xlink:title="Normal" xlink:href=""/>
  </office:meta>
</office:document-meta>
</file>